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 style:writing-mode="lr-tb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2" draw:id="id2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reset</text:p>
          </draw:text-box>
        </draw:frame>
        <draw:connector draw:style-name="gr6" draw:text-style-name="P4" draw:layer="layout" draw:type="line" svg:x1="11.097cm" svg:y1="4.432cm" svg:x2="11.097cm" svg:y2="3.035cm" draw:start-shape="id1" draw:start-glue-point="4" draw:end-shape="id2" draw:end-glue-point="8" svg:d="M11097 4432v-1397" svg:viewBox="0 0 1 1398">
          <text:p/>
        </draw:connector>
        <draw:custom-shape draw:style-name="gr2" draw:text-style-name="P1" xml:id="id7" draw:id="id7" draw:layer="layout" svg:width="1.651cm" svg:height="1.651cm" svg:x="10.26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3" draw:start-glue-point="4" draw:end-shape="id4" draw:end-glue-point="8" svg:d="M11097 4432v-1397" svg:viewBox="0 0 1 1398">
          <text:p/>
        </draw:connector>
        <draw:custom-shape draw:style-name="gr3" draw:text-style-name="P1" xml:id="id8" draw:id="id8" draw:layer="layout" svg:width="2.54cm" svg:height="0.889cm" svg:x="1.889cm" svg:y="14.335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667cm" svg:height="1.524cm" svg:x="5.699cm" svg:y="13.95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1.651cm" svg:height="1.651cm" svg:x="10.27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7.733cm" svg:x2="11.097cm" svg:y2="6.083cm" draw:start-shape="id5" draw:start-glue-point="4" draw:end-shape="id3" draw:end-glue-point="8" svg:d="M11096 7733l1-1650" svg:viewBox="0 0 2 1651">
          <text:p/>
        </draw:connector>
        <draw:connector draw:style-name="gr7" draw:text-style-name="P4" draw:layer="layout" draw:type="line" svg:x1="8.366cm" svg:y1="14.716cm" svg:x2="10.269cm" svg:y2="14.653cm" draw:start-shape="id6" draw:start-glue-point="1" draw:end-shape="id7" draw:end-glue-point="6" svg:d="M8366 14716l1903-63" svg:viewBox="0 0 1904 64">
          <text:p/>
        </draw:connector>
        <draw:connector draw:style-name="gr7" draw:text-style-name="P4" draw:layer="layout" draw:type="line" svg:x1="4.429cm" svg:y1="14.779cm" svg:x2="5.699cm" svg:y2="14.716cm" draw:start-shape="id8" draw:start-glue-point="1" draw:end-shape="id6" draw:end-glue-point="3" svg:d="M4429 14779l1270-63" svg:viewBox="0 0 1271 64">
          <text:p/>
        </draw:connector>
        <draw:custom-shape draw:style-name="gr2" draw:text-style-name="P1" xml:id="id9" draw:id="id9" draw:layer="layout" svg:width="1.651cm" svg:height="1.651cm" svg:x="10.26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10.779cm" svg:x2="11.096cm" svg:y2="9.384cm" draw:start-shape="id9" draw:start-glue-point="4" draw:end-shape="id5" draw:end-glue-point="8" svg:d="M11095 10779l1-1395" svg:viewBox="0 0 2 1396">
          <text:p/>
        </draw:connector>
        <draw:connector draw:style-name="gr7" draw:text-style-name="P4" draw:layer="layout" draw:type="line" svg:x1="11.095cm" svg:y1="13.827cm" svg:x2="11.095cm" svg:y2="12.43cm" draw:start-shape="id7" draw:start-glue-point="4" draw:end-shape="id9" draw:end-glue-point="8" svg:d="M11095 13827v-1397" svg:viewBox="0 0 1 1398">
          <text:p/>
        </draw:connector>
      </draw:page>
      <draw:page draw:name="branching after the fact" draw:style-name="dp1" draw:master-page-name="Default">
        <draw:frame draw:style-name="gr8" draw:text-style-name="P3" draw:layer="layout" svg:width="7.059cm" svg:height="0.962cm" svg:x="1.003cm" svg:y="1.059cm">
          <draw:text-box>
            <text:p>branching after the fact</text:p>
          </draw:text-box>
        </draw:frame>
        <draw:custom-shape draw:style-name="gr1" draw:text-style-name="P1" xml:id="id11" draw:id="id11" draw:layer="layout" svg:width="0.635cm" svg:height="0.635cm" svg:x="10.78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10.272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2cm" svg:x2="11.098cm" svg:y2="3.035cm" draw:start-shape="id10" draw:start-glue-point="4" draw:end-shape="id11" draw:end-glue-point="8" svg:d="M11098 4432v-1397" svg:viewBox="0 0 1 1398">
          <text:p/>
        </draw:connector>
        <draw:custom-shape draw:style-name="gr2" draw:text-style-name="P1" xml:id="id16" draw:id="id16" draw:layer="layout" svg:width="1.651cm" svg:height="1.651cm" svg:x="10.27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78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10.272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2cm" svg:x2="11.098cm" svg:y2="3.035cm" draw:start-shape="id12" draw:start-glue-point="4" draw:end-shape="id13" draw:end-glue-point="8" svg:d="M11098 4432v-1397" svg:viewBox="0 0 1 1398">
          <text:p/>
        </draw:connector>
        <draw:custom-shape draw:style-name="gr3" draw:text-style-name="P1" xml:id="id17" draw:id="id17" draw:layer="layout" svg:width="2.54cm" svg:height="0.889cm" svg:x="1.89cm" svg:y="14.335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7cm" svg:y="13.95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10.27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7cm" svg:y1="7.733cm" svg:x2="11.098cm" svg:y2="6.083cm" draw:start-shape="id14" draw:start-glue-point="4" draw:end-shape="id12" draw:end-glue-point="8" svg:d="M11097 7733l1-1650" svg:viewBox="0 0 2 1651">
          <text:p/>
        </draw:connector>
        <draw:connector draw:style-name="gr7" draw:text-style-name="P4" draw:layer="layout" draw:type="line" svg:x1="8.367cm" svg:y1="14.716cm" svg:x2="10.27cm" svg:y2="14.653cm" draw:start-shape="id15" draw:start-glue-point="1" draw:end-shape="id16" draw:end-glue-point="6" svg:d="M8367 14716l1903-63" svg:viewBox="0 0 1904 64">
          <text:p/>
        </draw:connector>
        <draw:connector draw:style-name="gr7" draw:text-style-name="P4" draw:layer="layout" draw:type="line" svg:x1="4.43cm" svg:y1="14.779cm" svg:x2="5.7cm" svg:y2="14.716cm" draw:start-shape="id17" draw:start-glue-point="1" draw:end-shape="id15" draw:end-glue-point="3" svg:d="M4430 14779l1270-63" svg:viewBox="0 0 1271 64">
          <text:p/>
        </draw:connector>
        <draw:custom-shape draw:style-name="gr2" draw:text-style-name="P1" xml:id="id18" draw:id="id18" draw:layer="layout" svg:width="1.651cm" svg:height="1.651cm" svg:x="10.27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10.779cm" svg:x2="11.097cm" svg:y2="9.384cm" draw:start-shape="id18" draw:start-glue-point="4" draw:end-shape="id14" draw:end-glue-point="8" svg:d="M11096 10779l1-1395" svg:viewBox="0 0 2 1396">
          <text:p/>
        </draw:connector>
        <draw:connector draw:style-name="gr7" draw:text-style-name="P4" draw:layer="layout" draw:type="line" svg:x1="11.096cm" svg:y1="13.827cm" svg:x2="11.096cm" svg:y2="12.43cm" draw:start-shape="id16" draw:start-glue-point="4" draw:end-shape="id18" draw:end-glue-point="8" svg:d="M11096 13827v-1397" svg:viewBox="0 0 1 1398">
          <text:p/>
        </draw:connector>
      </draw:page>
      <draw:page draw:name="page4" draw:style-name="dp1" draw:master-page-name="Default">
        <draw:custom-shape draw:style-name="gr1" draw:text-style-name="P1" xml:id="id20" draw:id="id20" draw:layer="layout" svg:width="0.635cm" svg:height="0.635cm" svg:x="10.77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9" draw:id="id19" draw:layer="layout" svg:width="1.651cm" svg:height="1.651cm" svg:x="10.271cm" svg:y="4.432cm">
          <text:p text:style-name="P5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6.416cm" svg:height="0.962cm" svg:x="1.002cm" svg:y="1.057cm">
          <draw:text-box>
            <text:p text:style-name="P7">git revert</text:p>
          </draw:text-box>
        </draw:frame>
        <draw:connector draw:style-name="gr6" draw:text-style-name="P4" draw:layer="layout" draw:type="line" svg:x1="11.097cm" svg:y1="4.432cm" svg:x2="11.097cm" svg:y2="3.035cm" draw:start-shape="id19" draw:start-glue-point="4" draw:end-shape="id20" draw:end-glue-point="8" svg:d="M11097 4432v-1397" svg:viewBox="0 0 1 1398">
          <text:p/>
        </draw:connector>
        <draw:custom-shape draw:style-name="gr2" draw:text-style-name="P6" xml:id="id25" draw:id="id25" draw:layer="layout" svg:width="1.651cm" svg:height="1.651cm" svg:x="10.269cm" svg:y="13.827cm">
          <text:p text:style-name="P5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635cm" svg:height="0.635cm" svg:x="10.77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1" draw:id="id21" draw:layer="layout" svg:width="1.651cm" svg:height="1.651cm" svg:x="10.271cm" svg:y="4.432cm">
          <text:p text:style-name="P5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21" draw:start-glue-point="4" draw:end-shape="id22" draw:end-glue-point="8" svg:d="M11097 4432v-1397" svg:viewBox="0 0 1 1398">
          <text:p/>
        </draw:connector>
        <draw:custom-shape draw:style-name="gr3" draw:text-style-name="P6" xml:id="id26" draw:id="id26" draw:layer="layout" svg:width="2.54cm" svg:height="0.889cm" svg:x="1.889cm" svg:y="14.335cm">
          <text:p text:style-name="P5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4" draw:id="id24" draw:layer="layout" svg:width="2.667cm" svg:height="1.524cm" svg:x="5.699cm" svg:y="13.954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3" draw:id="id23" draw:layer="layout" svg:width="1.651cm" svg:height="1.651cm" svg:x="10.27cm" svg:y="7.733cm">
          <text:p text:style-name="P5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7.733cm" svg:x2="11.097cm" svg:y2="6.083cm" draw:start-shape="id23" draw:start-glue-point="4" draw:end-shape="id21" draw:end-glue-point="8" svg:d="M11096 7733l1-1650" svg:viewBox="0 0 2 1651">
          <text:p/>
        </draw:connector>
        <draw:connector draw:style-name="gr7" draw:text-style-name="P4" draw:layer="layout" draw:type="line" svg:x1="8.366cm" svg:y1="14.716cm" svg:x2="10.269cm" svg:y2="14.653cm" draw:start-shape="id24" draw:start-glue-point="1" draw:end-shape="id25" draw:end-glue-point="6" svg:d="M8366 14716l1903-63" svg:viewBox="0 0 1904 64">
          <text:p/>
        </draw:connector>
        <draw:connector draw:style-name="gr7" draw:text-style-name="P4" draw:layer="layout" draw:type="line" svg:x1="4.429cm" svg:y1="14.779cm" svg:x2="5.699cm" svg:y2="14.716cm" draw:start-shape="id26" draw:start-glue-point="1" draw:end-shape="id24" draw:end-glue-point="3" svg:d="M4429 14779l1270-63" svg:viewBox="0 0 1271 64">
          <text:p/>
        </draw:connector>
        <draw:custom-shape draw:style-name="gr2" draw:text-style-name="P6" xml:id="id27" draw:id="id27" draw:layer="layout" svg:width="1.651cm" svg:height="1.651cm" svg:x="10.269cm" svg:y="10.779cm">
          <text:p text:style-name="P5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10.779cm" svg:x2="11.096cm" svg:y2="9.384cm" draw:start-shape="id27" draw:start-glue-point="4" draw:end-shape="id23" draw:end-glue-point="8" svg:d="M11095 10779l1-1395" svg:viewBox="0 0 2 1396">
          <text:p/>
        </draw:connector>
        <draw:connector draw:style-name="gr7" draw:text-style-name="P4" draw:layer="layout" draw:type="line" svg:x1="11.095cm" svg:y1="13.827cm" svg:x2="11.095cm" svg:y2="12.43cm" draw:start-shape="id25" draw:start-glue-point="4" draw:end-shape="id27" draw:end-glue-point="8" svg:d="M11095 13827v-1397" svg:viewBox="0 0 1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13T11:21:03.320739695</dc:date>
    <meta:editing-duration>PT1H24M58S</meta:editing-duration>
    <meta:editing-cycles>21</meta:editing-cycles>
    <meta:generator>LibreOffice/6.4.3.2$MacOSX_X86_64 LibreOffice_project/747b5d0ebf89f41c860ec2a39efd7cb15b54f2d8</meta:generator>
    <meta:document-statistic meta:object-count="60"/>
  </office:meta>
</office:document-meta>
</file>